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980cd" officeooo:paragraph-rsid="000980c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980cd" officeooo:paragraph-rsid="000b5da0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980cd" officeooo:paragraph-rsid="000d46da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rsid="000980cd" officeooo:paragraph-rsid="000b5da0" fo:background-color="transparent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style:text-underline-style="none" fo:font-weight="bold" officeooo:rsid="000980cd" officeooo:paragraph-rsid="000980c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style:line-height-at-least="0.503cm"/>
      <style:text-properties fo:color="#839496" loext:opacity="100%" style:font-name="Droid Sans Mono" fo:font-size="10.5pt" fo:font-weight="normal" fo:background-color="transparent"/>
    </style:style>
    <style:style style:name="P7" style:family="paragraph" style:parent-style-name="Standard">
      <style:paragraph-properties fo:text-align="start" style:justify-single-word="false"/>
      <style:text-properties fo:color="#839496" loext:opacity="100%" style:font-name="Droid Sans Mono" fo:font-size="10.5pt" fo:font-style="normal" style:text-underline-style="none" fo:font-weight="normal" officeooo:rsid="000980cd" officeooo:paragraph-rsid="000980cd" fo:background-color="transparent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style:line-height-at-least="0.503cm"/>
      <style:text-properties fo:color="#859900" loext:opacity="100%" style:font-name="Droid Sans Mono" fo:font-size="10.5pt" fo:font-weight="normal" fo:background-color="transparent"/>
    </style:style>
    <style:style style:name="P9" style:family="paragraph" style:parent-style-name="Standard">
      <style:paragraph-properties fo:text-align="start" style:justify-single-word="false"/>
      <style:text-properties fo:color="#859900" loext:opacity="100%" style:font-name="Droid Sans Mono" fo:font-size="10.5pt" fo:font-style="italic" style:text-underline-style="solid" style:text-underline-width="auto" style:text-underline-color="font-color" fo:font-weight="normal" officeooo:rsid="000980cd" officeooo:paragraph-rsid="000b5da0" fo:background-color="transparent" style:font-style-asian="italic" style:font-weight-asian="bold" style:font-style-complex="italic" style:font-weight-complex="bold"/>
    </style:style>
    <style:style style:name="T1" style:family="text">
      <style:text-properties officeooo:rsid="000b5da0"/>
    </style:style>
    <style:style style:name="T2" style:family="text">
      <style:text-properties fo:color="#93a1a1" loext:opacity="100%" fo:font-weight="bold"/>
    </style:style>
    <style:style style:name="T3" style:family="text">
      <style:text-properties fo:color="#268bd2" loext:opacity="100%"/>
    </style:style>
    <style:style style:name="T4" style:family="text">
      <style:text-properties fo:color="#859900" loext:opacity="100%"/>
    </style:style>
    <style:style style:name="T5" style:family="text">
      <style:text-properties fo:color="#2aa198" loext:opacity="100%"/>
    </style:style>
    <style:style style:name="T6" style:family="text">
      <style:text-properties fo:color="#d33682" loext:opacity="100%"/>
    </style:style>
    <style:style style:name="T7" style:family="text">
      <style:text-properties officeooo:rsid="000d46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artie 5- Les Boucles </text:p>
      <text:p text:style-name="P5"/>
      <text:p text:style-name="P1">Exercices 5.1 :</text:p>
      <text:p text:style-name="P1"/>
      <text:p text:style-name="P7"><text:span text:style-name="T2">var</text:span> <text:span text:style-name="T3">nbr</text:span>;</text:p>
      <text:p text:style-name="P8">do</text:p>
      <text:p text:style-name="P6">{</text:p>
      <text:p text:style-name="P6"><text:span text:style-name="T3">nbr</text:span><text:span text:style-name="T4">=</text:span><text:span text:style-name="T3">window</text:span>.<text:span text:style-name="T3">prompt</text:span>(<text:span text:style-name="T5">"Entrez un nombre entre 1 et 3 : "</text:span>) ;</text:p>
      <text:p text:style-name="P6"><text:span text:style-name="T4">if</text:span> (<text:span text:style-name="T3">nbr</text:span><text:span text:style-name="T4">&gt;</text:span><text:span text:style-name="T6">0</text:span> <text:span text:style-name="T4">&amp;&amp;</text:span> <text:span text:style-name="T3">nbr</text:span> <text:span text:style-name="T4">&lt;</text:span><text:span text:style-name="T6">4</text:span>)</text:p>
      <text:p text:style-name="P6">{</text:p>
      <text:p text:style-name="P6"><text:span text:style-name="T3">document</text:span>.<text:span text:style-name="T3">write</text:span>(<text:span text:style-name="T5">'bravo'</text:span>);</text:p>
      <text:p text:style-name="P6">}</text:p>
      <text:p text:style-name="P6">} <text:span text:style-name="T4">while</text:span> ( <text:span text:style-name="T3">nbr</text:span> <text:span text:style-name="T4">&gt;</text:span> <text:span text:style-name="T6">3</text:span> <text:span text:style-name="T4">||</text:span> <text:span text:style-name="T3">nbr</text:span> <text:span text:style-name="T4">&lt;</text:span> <text:span text:style-name="T6">1</text:span> )</text:p>
      <text:p text:style-name="P6"/>
      <text:p text:style-name="P6"/>
      <text:p text:style-name="P2">Exercices 5.<text:span text:style-name="T1">2</text:span> :</text:p>
      <text:p text:style-name="P2"/>
      <text:p text:style-name="P9">do</text:p>
      <text:p text:style-name="P6">{</text:p>
      <text:p text:style-name="P6"><text:span text:style-name="T3">nbr</text:span> <text:span text:style-name="T4">=</text:span> <text:span text:style-name="T3">window</text:span>.<text:span text:style-name="T3">prompt</text:span>(<text:span text:style-name="T5">"Entrez un nombre entre 10 et 20 : "</text:span>) ;</text:p>
      <text:p text:style-name="P6"><text:span text:style-name="T4">if</text:span> ( <text:span text:style-name="T3">nbr</text:span> <text:span text:style-name="T4">&gt;</text:span> <text:span text:style-name="T6">20</text:span>) </text:p>
      <text:p text:style-name="P6">{</text:p>
      <text:p text:style-name="P6"><text:span text:style-name="T3">document</text:span>.<text:span text:style-name="T3">write</text:span>(<text:span text:style-name="T5">'Plus petit !'</text:span>);</text:p>
      <text:p text:style-name="P6">}</text:p>
      <text:p text:style-name="P6"><text:span text:style-name="T4">else</text:span> <text:span text:style-name="T4">if</text:span> (<text:span text:style-name="T3">nbr</text:span> <text:span text:style-name="T4">&lt;</text:span> <text:span text:style-name="T6">10</text:span>) </text:p>
      <text:p text:style-name="P6">{ </text:p>
      <text:p text:style-name="P6"><text:span text:style-name="T3">document</text:span>.<text:span text:style-name="T3">write</text:span>(<text:span text:style-name="T5">"Plus grand ! "</text:span>) ;</text:p>
      <text:p text:style-name="P6">}</text:p>
      <text:p text:style-name="P6">} <text:span text:style-name="T4">while</text:span> ( <text:span text:style-name="T3">nbr</text:span> <text:span text:style-name="T4">&gt;</text:span> <text:span text:style-name="T6">21</text:span> <text:span text:style-name="T4">||</text:span> <text:span text:style-name="T3">nbr</text:span> <text:span text:style-name="T4">&lt;</text:span> <text:span text:style-name="T6">8</text:span> )</text:p>
      <text:p text:style-name="P6"/>
      <text:p text:style-name="P6"/>
      <text:p text:style-name="P3">Exercices 5.<text:span text:style-name="T7">3</text:span> :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09:12:05.044703080</meta:creation-date>
    <dc:date>2023-07-26T16:37:45.760056854</dc:date>
    <meta:editing-duration>PT25M</meta:editing-duration>
    <meta:editing-cycles>1</meta:editing-cycles>
    <meta:document-statistic meta:table-count="0" meta:image-count="0" meta:object-count="0" meta:page-count="1" meta:paragraph-count="25" meta:word-count="93" meta:character-count="405" meta:non-whitespace-character-count="333"/>
    <meta:generator>LibreOffice/7.3.7.2$Linux_X86_64 LibreOffice_project/30$Build-2</meta:generator>
  </office:meta>
</office:document-meta>
</file>